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paragraph-properties fo:margin-top="0in" fo:margin-bottom="0in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oller Model 34: The "Subtractive Suck" Stabilization Project</text:p>
      <text:p text:style-name="Standard"><text:span text:style-name="Strong_20_Emphasis">The Problem: The 3-Volt "Autopilot" Surge</text:span></text:p>
      <text:p text:style-name="Standard">When a locomotive with an 8-wheel pickup and a high-frequency <text:span text:style-name="Strong_20_Emphasis">0.1µF pure capacitor snubber</text:span> bridges two energized blocks, the track voltage instantaneously jumps <text:span text:style-name="Strong_20_Emphasis">+3V</text:span>. This surge persists for 3–5 seconds after the bridge is cleared, causing a visible LED brightening and motor speed-up.</text:p>
      <text:p text:style-name="Standard"><text:span text:style-name="Strong_20_Emphasis">The Root Cause: Analog Pulse Interference</text:span></text:p>
      <text:p text:style-name="P1">The Model 34 uses a "brilliantly stupid" 1979 circuit architecture:</text:p>
      <text:list xml:id="list5337892025507697554" text:style-name="L1">
        <text:list-item>
          <text:p text:style-name="P7"><text:span text:style-name="Strong_20_Emphasis">The Current Pump:</text:span> A high-impedance <text:span text:style-name="Strong_20_Emphasis">220KΩ / 220µF</text:span> momentum node drives the base of a <text:span text:style-name="Strong_20_Emphasis">TIP120 Darlington</text:span>.</text:p>
        </text:list-item>
        <text:list-item>
          <text:p text:style-name="P7"><text:span text:style-name="Strong_20_Emphasis">The Subtractive Suck:</text:span> A PNP transistor pulls current <text:span text:style-name="Emphasis">away</text:span> from the Darlington’s base 60 times a second, creating 60Hz "notches" for low-speed torque.</text:p>
        </text:list-item>
        <text:list-item>
          <text:p text:style-name="P7"><text:span text:style-name="Strong_20_Emphasis">The Failure:</text:span> A pure .1µF capacitor in the locomotive acts as a reservoir. When bridging blocks, it <text:span text:style-name="Strong_20_Emphasis">shunts the PNP's pulse</text:span>, "filling in" the notches. The Darlington flips from Pulsed DC to <text:span text:style-name="Strong_20_Emphasis">Pure Peak DC</text:span> (+3V).</text:p>
        </text:list-item>
        <text:list-item>
          <text:p text:style-name="P2"><text:span text:style-name="Strong_20_Emphasis">The Memory:</text:span> This surge <text:span text:style-name="Strong_20_Emphasis">overcharges the 220µF momentum cap</text:span>. The 3–5 second "slow-down" is the <text:span text:style-name="Strong_20_Emphasis">RC decay</text:span> of that cap bleeding back through the 220KΩ resistor.</text:p>
        </text:list-item>
      </text:list>
      <text:p text:style-name="Horizontal_20_Line"/>
      <text:p text:style-name="P6"><text:span text:style-name="Strong_20_Emphasis">The "Stereo-Grade" Solution</text:span></text:p>
      <text:p text:style-name="Text_20_body"><text:span text:style-name="Strong_20_Emphasis">1. Locomotive Side: The RC Snubber</text:span></text:p>
      <text:list xml:id="list2812616433783968772" text:style-name="L2">
        <text:list-item>
          <text:p text:style-name="P8"><text:span text:style-name="Strong_20_Emphasis">Mod:</text:span> Convert the pure capacitor to a <text:span text:style-name="Strong_20_Emphasis">True RC Network</text:span>.</text:p>
        </text:list-item>
        <text:list-item>
          <text:p text:style-name="P8"><text:span text:style-name="Strong_20_Emphasis">Part:</text:span> Add a <text:span text:style-name="Strong_20_Emphasis">47Ω 1/4W Flameproof Resistor</text:span> in series with the <text:span text:style-name="Strong_20_Emphasis">.1µF MLCC</text:span>.</text:p>
        </text:list-item>
        <text:list-item>
          <text:p text:style-name="P3"><text:span text:style-name="Strong_20_Emphasis">Result:</text:span> The resistor "de-tunes" the cap. It still suppresses <text:span text:style-name="Strong_20_Emphasis">Athearn Blue Box</text:span> motor sparks but prevents the cap from "swallowing" the throttle's 60Hz control pulse.</text:p>
        </text:list-item>
      </text:list>
      <text:p text:style-name="Text_20_body"><text:span text:style-name="Strong_20_Emphasis">2. Throttle Side: Thermal &amp; Electrical Armor</text:span></text:p>
      <text:list xml:id="list9058368326569947426" text:style-name="L3">
        <text:list-item>
          <text:p text:style-name="P9"><text:span text:style-name="Strong_20_Emphasis">Transistor:</text:span> Re-install the stock-spec <text:span text:style-name="Strong_20_Emphasis">TIP120 Darlington</text:span>.</text:p>
        </text:list-item>
        <text:list-item>
          <text:p text:style-name="P9"><text:span text:style-name="Strong_20_Emphasis">Mounting:</text:span> Ditch the factory clips. Use <text:span text:style-name="Strong_20_Emphasis">Mica/Sil-Pad</text:span> and <text:span text:style-name="Strong_20_Emphasis">NTE Thermal Paste</text:span>; bolt directly to the chassis.</text:p>
        </text:list-item>
        <text:list-item>
          <text:p text:style-name="P9"><text:span text:style-name="Strong_20_Emphasis">Flyback Guard:</text:span> Install a <text:span text:style-name="Strong_20_Emphasis">1N4005 or 1N4007 Diode</text:span> across the <text:span text:style-name="Strong_20_Emphasis">Collector (Cathode)</text:span> and <text:span text:style-name="Strong_20_Emphasis">Emitter (Anode)</text:span>. This "snubs" the motor's inductive kickback (Back-EMF) before it can hit the Darlington.</text:p>
        </text:list-item>
        <text:list-item>
          <text:p text:style-name="P4"><text:span text:style-name="Strong_20_Emphasis">Power Rail:</text:span> Replace the 1A discrete bridge with a <text:span text:style-name="Strong_20_Emphasis">2A Monolith Bridge (Pasted)</text:span> and upgrade internal filter caps to <text:span text:style-name="Strong_20_Emphasis">35V</text:span>.</text:p>
        </text:list-item>
      </text:list>
      <text:p text:style-name="Horizontal_20_Line"/>
      <text:p text:style-name="Text_20_body"><text:span text:style-name="Strong_20_Emphasis">Final Engineering Verification</text:span></text:p>
      <text:list xml:id="list5450807540949865796" text:style-name="L4">
        <text:list-item>
          <text:p text:style-name="P10"><text:span text:style-name="Strong_20_Emphasis">Waveform:</text:span> 60Hz "Suck" notches now survive block-bridging (Verified via Velleman PC Scope).</text:p>
        </text:list-item>
        <text:list-item>
          <text:p text:style-name="P10"><text:span text:style-name="Strong_20_Emphasis">Stability:</text:span> High-frequency "flicker" on dirty track is eliminated by the 1N400x flyback.</text:p>
        </text:list-item>
        <text:list-item>
          <text:p text:style-name="P5"><text:span text:style-name="Strong_20_Emphasis">Result:</text:span> The 3V "Mystery Speedup" is <text:span text:style-name="Strong_20_Emphasis">Checkmated</text:span>.</text:p>
        </text:list-item>
      </text:list>
      <text:p text:style-name="Horizontal_20_Line"/>
      <text:p text:style-name="P6"><text:span text:style-name="Strong_20_Emphasis">Github Note:</text:span> <text:span text:style-name="Emphasis">This fix stabilizes the Troller's high-impedance momentum circuit against modern hardwired and snubber-equipped locomotive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 Graffius</meta:initial-creator>
    <meta:creation-date>2026-02-24T12:52:01.07</meta:creation-date>
    <meta:document-statistic meta:table-count="0" meta:image-count="0" meta:object-count="0" meta:page-count="1" meta:paragraph-count="24" meta:word-count="373" meta:character-count="2375"/>
    <dc:date>2026-02-24T12:52:51.97</dc:date>
    <dc:creator>Ed Graffius</dc:creator>
    <meta:editing-duration>PT52S</meta:editing-duration>
    <meta:editing-cycles>1</meta:editing-cycles>
    <meta:generator>OpenOffice/4.1.16$Win32 OpenOffice.org_project/4116m3$Build-9816</meta:generator>
  </office:meta>
</office:document-meta>
</file>